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95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499cm"/>
    </style:style>
    <style:style style:name="Tableau2.E" style:family="table-column">
      <style:table-column-properties style:column-width="8.41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2cm"/>
    </style:style>
    <style:style style:name="Tableau2.7" style:family="table-row">
      <style:table-row-properties style:min-row-height="0.9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2.796cm"/>
    </style:style>
    <style:style style:name="Tableau5.C" style:family="table-column">
      <style:table-column-properties style:column-width="2.91cm"/>
    </style:style>
    <style:style style:name="Tableau5.D" style:family="table-column">
      <style:table-column-properties style:column-width="2.2cm"/>
    </style:style>
    <style:style style:name="Tableau5.E" style:family="table-column">
      <style:table-column-properties style:column-width="4.299cm"/>
    </style:style>
    <style:style style:name="Tableau5.F" style:family="table-column">
      <style:table-column-properties style:column-width="1.686cm"/>
    </style:style>
    <style:style style:name="Tableau5.G" style:family="table-column">
      <style:table-column-properties style:column-width="1.704cm"/>
    </style:style>
    <style:style style:name="Tableau5.H" style:family="table-column">
      <style:table-column-properties style:column-width="1.408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7e591" officeooo:paragraph-rsid="00fc3c67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110c3f0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e791" officeooo:paragraph-rsid="0108e791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c8d5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c8d59" officeooo:paragraph-rsid="010c8d5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c8d5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2pt" fo:language="zxx" fo:country="none" fo:font-weight="bold" officeooo:rsid="0047e591" officeooo:paragraph-rsid="00577d5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2pt" fo:font-weight="normal" officeooo:rsid="0046f529" officeooo:paragraph-rsid="00afccb2" style:font-size-asian="22pt" style:font-weight-asian="normal" style:font-size-complex="22pt" style:font-weight-complex="normal"/>
    </style:style>
    <style:style style:name="P17" style:family="paragraph" style:parent-style-name="Standard">
      <style:text-properties officeooo:paragraph-rsid="0073ab57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7a8b82" officeooo:paragraph-rsid="0110c3f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8fa5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weight="bold" officeooo:rsid="010dcceb" officeooo:paragraph-rsid="010dcceb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dcceb" officeooo:paragraph-rsid="010dcceb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8fa57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10dcceb" officeooo:paragraph-rsid="010dcceb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dcceb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paragraph-rsid="00e30ea8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781ec0" officeooo:paragraph-rsid="00e30ea8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30ea8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50a7e" style:font-size-asian="11pt" style:font-weight-asian="normal" style:font-size-complex="11pt" style:font-weight-complex="normal"/>
    </style:style>
    <style:style style:name="P42" style:family="paragraph" style:parent-style-name="Standard">
      <style:text-properties officeooo:paragraph-rsid="00e30ea8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113ae90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113ae90" style:font-size-asian="8pt" style:font-size-complex="8pt"/>
    </style:style>
    <style:style style:name="P45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113ae90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113ae90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113ae90" style:font-size-asian="8pt" style:font-size-complex="8pt"/>
    </style:style>
    <style:style style:name="T1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4" style:family="text">
      <style:text-properties officeooo:rsid="011232b7"/>
    </style:style>
    <style:style style:name="T5" style:family="text">
      <style:text-properties fo:font-size="6pt" officeooo:rsid="0110c3f0" style:font-size-asian="6pt" style:font-size-complex="6pt"/>
    </style:style>
    <style:style style:name="T6" style:family="text">
      <style:text-properties fo:font-size="6pt" officeooo:rsid="0108e791" style:font-size-asian="6pt" style:font-size-complex="6pt"/>
    </style:style>
    <style:style style:name="T7" style:family="text">
      <style:text-properties officeooo:rsid="0110c3f0"/>
    </style:style>
    <style:style style:name="T8" style:family="text">
      <style:text-properties officeooo:rsid="01016be4"/>
    </style:style>
    <style:style style:name="T9" style:family="text">
      <style:text-properties officeooo:rsid="00fc3c67"/>
    </style:style>
    <style:style style:name="T10" style:family="text">
      <style:text-properties officeooo:rsid="00df970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061773" style:font-weight-asian="bold" style:font-weight-complex="bold"/>
    </style:style>
    <style:style style:name="T14" style:family="text">
      <style:text-properties fo:font-weight="bold" officeooo:rsid="010d5490" style:font-weight-asian="bold" style:font-weight-complex="bold"/>
    </style:style>
    <style:style style:name="T15" style:family="text">
      <style:text-properties officeooo:rsid="0108fa57"/>
    </style:style>
    <style:style style:name="T16" style:family="text">
      <style:text-properties officeooo:rsid="010dcce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">Réf.</text:p>
          </table:table-cell>
          <table:table-cell table:style-name="Tableau2.A1" table:number-columns-spanned="3" office:value-type="string">
            <text:p text:style-name="P2"/>
          </table:table-cell>
          <table:covered-table-cell/>
          <table:covered-table-cell/>
          <table:table-cell table:style-name="Tableau2.E1" table:number-rows-spanned="6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4">Libellé</text:p>
          </table:table-cell>
          <table:table-cell table:style-name="Tableau2.A2" table:number-columns-spanned="3" office:value-type="string">
            <text:p text:style-name="P2">{equipment_label}</text:p>
          </table:table-cell>
          <table:covered-table-cell/>
          <table:covered-table-cell/>
          <table:covered-table-cell table:style-name="Tableau2.E1"/>
        </table:table-row>
        <table:table-row table:style-name="Tableau2.1">
          <table:table-cell table:style-name="Tableau2.A2" office:value-type="string">
            <text:p text:style-name="P5"><text:span text:style-name="T1">L</text:span><text:span text:style-name="T2">ots/</text:span><text:span text:style-name="T3">S</text:span><text:span text:style-name="T2">érie</text:span></text:p>
          </table:table-cell>
          <table:table-cell table:style-name="Tableau2.A2" table:number-columns-spanned="3" office:value-type="string">
            <text:p text:style-name="P6">{productlot_batch}</text:p>
          </table:table-cell>
          <table:covered-table-cell/>
          <table:covered-table-cell/>
          <table:covered-table-cell table:style-name="Tableau2.E1"/>
        </table:table-row>
        <table:table-row table:style-name="Tableau2.4">
          <table:table-cell table:style-name="Tableau2.A2" office:value-type="string">
            <text:p text:style-name="P7">Entrep<text:span text:style-name="T4">ô</text:span>t</text:p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  <table:covered-table-cell table:style-name="Tableau2.E1"/>
        </table:table-row>
        <table:table-row table:style-name="Tableau2.5">
          <table:table-cell table:style-name="Tableau2.A2" office:value-type="string">
            <text:p text:style-name="P9">Fréquence de contrôle <text:span text:style-name="T5">(J</text:span><text:span text:style-name="T6">ours</text:span><text:span text:style-name="T5">)</text:span>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0">Durée de vie</text:p>
            <text:p text:style-name="P11"><text:span text:style-name="T7">(</text:span>Jours<text:span text:style-name="T7">)</text:span></text:p>
          </table:table-cell>
          <table:table-cell table:style-name="Tableau2.A2" office:value-type="string">
            <text:p text:style-name="P8">{lifetime}</text:p>
          </table:table-cell>
          <table:covered-table-cell table:style-name="Tableau2.E1"/>
        </table:table-row>
        <table:table-row table:style-name="Tableau2.6">
          <table:table-cell table:style-name="Tableau2.A2" office:value-type="string">
            <text:p text:style-name="P12">Date de mise</text:p>
            <text:p text:style-name="P12">en servic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3">Qr Code</text:p>
          </table:table-cell>
          <table:table-cell table:style-name="Tableau2.A2" office:value-type="string">
            <text:p text:style-name="P14">{<text:span text:style-name="T8">QR-code</text:span>}</text:p>
          </table:table-cell>
          <table:covered-table-cell table:style-name="Tableau2.E1"/>
        </table:table-row>
        <table:table-row table:style-name="Tableau2.7">
          <table:table-cell table:style-name="Tableau2.A7" table:number-columns-spanned="4" office:value-type="string">
            <text:p text:style-name="P15">Verdict</text:p>
          </table:table-cell>
          <table:covered-table-cell/>
          <table:covered-table-cell/>
          <table:covered-table-cell/>
          <table:table-cell table:style-name="Tableau2.E7" office:value-type="string">
            <text:p text:style-name="P16">{verdict}</text:p>
          </table:table-cell>
        </table:table-row>
      </table:table>
      <text:p text:style-name="P1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8"><text:span text:style-name="T9">Note publique</text:span><text:span text:style-name="T10"> </text:span></text:p>
          </table:table-cell>
        </table:table-row>
        <table:table-row table:style-name="Tableau6.2">
          <table:table-cell table:style-name="Tableau6.A2" office:value-type="string">
            <text:p text:style-name="P19"><text:span text:style-name="T11">{public_note}</text:span></text:p>
          </table:table-cell>
        </table:table-row>
        <table:table-row table:style-name="Tableau6.1">
          <table:table-cell table:style-name="Tableau6.A1" office:value-type="string">
            <text:p text:style-name="P20">Description</text:p>
          </table:table-cell>
        </table:table-row>
        <table:table-row table:style-name="Tableau6.1">
          <table:table-cell table:style-name="Tableau6.A4" office:value-type="string">
            <text:p text:style-name="P21">{equipment_description}</text:p>
          </table:table-cell>
        </table:table-row>
        <table:table-row table:style-name="Tableau6.1">
          <table:table-cell table:style-name="Tableau6.A1" office:value-type="string">
            <text:p text:style-name="P22">Procédure de contrôle</text:p>
          </table:table-cell>
        </table:table-row>
        <table:table-row table:style-name="Tableau6.1">
          <table:table-cell table:style-name="Tableau6.A4" office:value-type="string">
            <text:p text:style-name="P21"/>
          </table:table-cell>
        </table:table-row>
      </table:table>
      <text:p text:style-name="P23"/>
      <text:p text:style-name="P24"><text:span text:style-name="T12">Liste des </text:span><text:span text:style-name="T13">contrôles</text:span><text:span text:style-name="T14"> affectés à ce lot/série</text:span></text:p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>
          <table:table-cell table:style-name="Tableau5.A1" office:value-type="string">
            <text:p text:style-name="P26">Réf</text:p>
            <text:p text:style-name="P27">Contrôle</text:p>
          </table:table-cell>
          <table:table-cell table:style-name="Tableau5.A1" office:value-type="string">
            <text:p text:style-name="P28">Libellé</text:p>
            <text:p text:style-name="P11">Modèle de contrôle</text:p>
          </table:table-cell>
          <table:table-cell table:style-name="Tableau5.A1" office:value-type="string">
            <text:p text:style-name="P29">Réf</text:p>
            <text:p text:style-name="P30">Modèle Contrôle</text:p>
          </table:table-cell>
          <table:table-cell table:style-name="Tableau5.A1" office:value-type="string">
            <text:p text:style-name="P31">Projet</text:p>
          </table:table-cell>
          <table:table-cell table:style-name="Tableau5.A1" office:value-type="string">
            <text:p text:style-name="P31">Contrôleur</text:p>
          </table:table-cell>
          <table:table-cell table:style-name="Tableau5.A1" office:value-type="string">
            <text:p text:style-name="P31">Date</text:p>
            <text:p text:style-name="P32">de c<text:span text:style-name="T15">ontrôle</text:span></text:p>
          </table:table-cell>
          <table:table-cell table:style-name="Tableau5.A1" office:value-type="string">
            <text:p text:style-name="P33">Prochain<text:span text:style-name="T16">e</text:span> <text:span text:style-name="T16">date</text:span></text:p>
            <text:p text:style-name="P32">de c<text:span text:style-name="T15">ontrôle</text:span></text:p>
          </table:table-cell>
          <table:table-cell table:style-name="Tableau5.H1" office:value-type="string">
            <text:p text:style-name="P34">Verdict</text:p>
            <text:p text:style-name="P35"><text:span text:style-name="T16">du c</text:span>ontrôle</text:p>
          </table:table-cell>
        </table:table-row>
        <table:table-row table:style-name="Tableau5.2">
          <table:table-cell table:style-name="Tableau5.A2" office:value-type="string">
            <text:p text:style-name="P36">[!-- BEGIN row.equipment --]</text:p>
            <text:p text:style-name="P36">{equipment_ref}</text:p>
          </table:table-cell>
          <table:table-cell table:style-name="Tableau5.B2" office:value-type="string">
            <text:p text:style-name="P37">{equipment_label}</text:p>
          </table:table-cell>
          <table:table-cell table:style-name="Tableau5.C2" office:value-type="string">
            <text:p text:style-name="P38"/>
          </table:table-cell>
          <table:table-cell table:style-name="Tableau5.D2" office:value-type="string">
            <text:p text:style-name="P39"/>
          </table:table-cell>
          <table:table-cell table:style-name="Tableau5.E2" office:value-type="string">
            <text:p text:style-name="P39"/>
          </table:table-cell>
          <table:table-cell table:style-name="Tableau5.F2" office:value-type="string">
            <text:p text:style-name="P39"/>
          </table:table-cell>
          <table:table-cell table:style-name="Tableau5.G2" office:value-type="string">
            <text:p text:style-name="P40"/>
          </table:table-cell>
          <table:table-cell table:style-name="Tableau5.H2" office:value-type="string">
            <text:p text:style-name="P41">{lifetime} [!-- END row.equipment --]</text:p>
          </table:table-cell>
        </table:table-row>
      </table:table>
      <text:p text:style-name="P42"/>
      <text:p text:style-name="P42"/>
      <text:p text:style-name="P43">Tous les médias associés au contrôle : {control_ref}</text:p>
      <text:p text:style-name="P44"/>
      <text:p text:style-name="P44">[!-- BEGIN photos --]</text:p>
      <text:p text:style-name="P44"/>
      <text:p text:style-name="P45"/>
      <text:p text:style-name="P46">{answer_ref}</text:p>
      <text:p text:style-name="P47">{media_name}</text:p>
      <text:p text:style-name="P47"><text:s/>{photo} </text:p>
      <text:p text:style-name="P44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10fea62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10fea62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99385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ff27a7"/>
    </style:style>
    <style:style style:name="MT6" style:family="text">
      <style:text-properties officeooo:rsid="010fea6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3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lotserialdocument.odt</text:file-name><text:s/><text:tab/><text:span text:style-name="MT4">Version – </text:span><text:span text:style-name="MT5">1.0.</text:span><text:span text:style-name="MT6">1</text:span><text:span text:style-name="MT4">-202</text:span><text:span text:style-name="MT6">5040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7DT15M11S</meta:editing-duration>
    <meta:editing-cycles>313</meta:editing-cycles>
    <meta:generator>LibreOffice/24.8.5.2$Windows_X86_64 LibreOffice_project/fddf2685c70b461e7832239a0162a77216259f22</meta:generator>
    <dc:date>2025-04-03T21:40:59.710000000</dc:date>
    <meta:document-statistic meta:table-count="3" meta:image-count="1" meta:object-count="0" meta:page-count="2" meta:paragraph-count="50" meta:word-count="112" meta:character-count="862" meta:non-whitespace-character-count="798"/>
    <meta:user-defined meta:name="Info 1"/>
    <meta:user-defined meta:name="Info 2"/>
    <meta:user-defined meta:name="Info 3"/>
    <meta:user-defined meta:name="Info 4"/>
  </office:meta>
</office:document-meta>
</file>